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Nimbus Mono L1" svg:font-family="'Nimbus Mono L'" style:font-adornments="Gras" style:font-family-generic="modern" style:font-pitch="fixed"/>
    <style:font-face style:name="Nimbus Mono L" svg:font-family="'Nimbus Mono L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Nimbus Sans L" svg:font-family="'Nimbus Sans L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font-weight-asian="bold" style:font-weight-complex="bold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itle>Dossier préparatoire 1</text:title></text:h>
      <text:h text:style-name="Heading_20_2" text:outline-level="2">1.8 Résistances électriques</text:h>
      <text:p text:style-name="Code"><text:span text:style-name="comment0_5f_c">#include &lt;stdio.h&gt;</text:span></text:p>
      <text:p text:style-name="Code"><text:span text:style-name="Touche_20_clavier"></text:span></text:p>
      <text:p text:style-name="Code"><text:span text:style-name="keyword3_5f_c">int</text:span><text:span text:style-name="Touche_20_clavier"> main </text:span><text:span text:style-name="symbol0_5f_c">(</text:span><text:span text:style-name="keyword3_5f_c">void</text:span><text:span text:style-name="symbol0_5f_c">)</text:span><text:span text:style-name="Touche_20_clavier"></text:span></text:p>
      <text:p text:style-name="Code"><text:span text:style-name="symbol0_5f_c">{</text:span><text:span text:style-name="Touche_20_clavier"></text:span></text:p>
      <text:p text:style-name="Code"><text:span text:style-name="Touche_20_clavier"><text:tab/></text:span><text:span text:style-name="keyword3_5f_c">int</text:span><text:span text:style-name="Touche_20_clavier"> res1</text:span><text:span text:style-name="symbol0_5f_c">,</text:span><text:span text:style-name="Touche_20_clavier"> res2</text:span><text:span text:style-name="symbol0_5f_c">,</text:span><text:span text:style-name="Touche_20_clavier"> res3</text:span><text:span text:style-name="symbol0_5f_c">;</text:span><text:span text:style-name="Touche_20_clavier"></text:span></text:p>
      <text:p text:style-name="Code"><text:span text:style-name="Touche_20_clavier"></text:span></text:p>
      <text:p text:style-name="Code"><text:span text:style-name="Touche_20_clavier"><text:tab/></text:span><text:span text:style-name="keyword2_5f_c">printf</text:span><text:span text:style-name="symbol0_5f_c">(</text:span><text:span text:style-name="string_5f_c">"Entrez la valeur de la premiere resistance: "</text:span><text:span text:style-name="symbol0_5f_c">);</text:span><text:span text:style-name="Touche_20_clavier"></text:span></text:p>
      <text:p text:style-name="Code"><text:span text:style-name="Touche_20_clavier"><text:tab/>scanf</text:span><text:span text:style-name="symbol0_5f_c">(</text:span><text:span text:style-name="string_5f_c">"%d"</text:span><text:span text:style-name="symbol0_5f_c">,</text:span><text:span text:style-name="Touche_20_clavier"> </text:span><text:span text:style-name="symbol0_5f_c">&amp;</text:span><text:span text:style-name="Touche_20_clavier">res1</text:span><text:span text:style-name="symbol0_5f_c">);</text:span><text:span text:style-name="Touche_20_clavier"></text:span></text:p>
      <text:p text:style-name="Code"><text:span text:style-name="Touche_20_clavier"></text:span></text:p>
      <text:p text:style-name="Code"><text:span text:style-name="Touche_20_clavier"><text:tab/></text:span><text:span text:style-name="keyword2_5f_c">printf</text:span><text:span text:style-name="symbol0_5f_c">(</text:span><text:span text:style-name="string_5f_c">"Entrez la valeur de la deuxieme resistance: "</text:span><text:span text:style-name="symbol0_5f_c">);</text:span><text:span text:style-name="Touche_20_clavier"></text:span></text:p>
      <text:p text:style-name="Code"><text:span text:style-name="Touche_20_clavier"><text:tab/>scanf</text:span><text:span text:style-name="symbol0_5f_c">(</text:span><text:span text:style-name="string_5f_c">"%d"</text:span><text:span text:style-name="symbol0_5f_c">,</text:span><text:span text:style-name="Touche_20_clavier"> </text:span><text:span text:style-name="symbol0_5f_c">&amp;</text:span><text:span text:style-name="Touche_20_clavier">res2</text:span><text:span text:style-name="symbol0_5f_c">);</text:span><text:span text:style-name="Touche_20_clavier"></text:span></text:p>
      <text:p text:style-name="Code"><text:span text:style-name="Touche_20_clavier"></text:span></text:p>
      <text:p text:style-name="Code"><text:span text:style-name="Touche_20_clavier"><text:tab/></text:span><text:span text:style-name="keyword2_5f_c">printf</text:span><text:span text:style-name="symbol0_5f_c">(</text:span><text:span text:style-name="string_5f_c">"Entrez la valeur de la troisieme resistance: "</text:span><text:span text:style-name="symbol0_5f_c">);</text:span><text:span text:style-name="Touche_20_clavier"></text:span></text:p>
      <text:p text:style-name="Code"><text:span text:style-name="Touche_20_clavier"><text:tab/>scanf</text:span><text:span text:style-name="symbol0_5f_c">(</text:span><text:span text:style-name="string_5f_c">"%d"</text:span><text:span text:style-name="symbol0_5f_c">,</text:span><text:span text:style-name="Touche_20_clavier"> </text:span><text:span text:style-name="symbol0_5f_c">&amp;</text:span><text:span text:style-name="Touche_20_clavier">res3</text:span><text:span text:style-name="symbol0_5f_c">);</text:span><text:span text:style-name="Touche_20_clavier"></text:span></text:p>
      <text:p text:style-name="Code"><text:span text:style-name="Touche_20_clavier"></text:span></text:p>
      <text:p text:style-name="Code"><text:span text:style-name="Touche_20_clavier"><text:tab/></text:span><text:span text:style-name="keyword2_5f_c">printf</text:span><text:span text:style-name="symbol0_5f_c">(</text:span><text:span text:style-name="string_5f_c">"Mise en serie, elles donnent une resistance equivalente a %d omhs"</text:span><text:span text:style-name="symbol0_5f_c">,</text:span><text:span text:style-name="Touche_20_clavier"></text:span></text:p>
      <text:p text:style-name="Code"><text:span text:style-name="Touche_20_clavier"><text:tab/><text:tab/>res1 </text:span><text:span text:style-name="symbol0_5f_c">+</text:span><text:span text:style-name="Touche_20_clavier"> res2 </text:span><text:span text:style-name="symbol0_5f_c">+</text:span><text:span text:style-name="Touche_20_clavier"> res3</text:span><text:span text:style-name="symbol0_5f_c">);</text:span><text:span text:style-name="Touche_20_clavier"></text:span></text:p>
      <text:p text:style-name="Code"><text:span text:style-name="Touche_20_clavier"></text:span></text:p>
      <text:p text:style-name="Code"><text:span text:style-name="Touche_20_clavier"><text:tab/></text:span><text:span text:style-name="keyword2_5f_c">printf</text:span><text:span text:style-name="symbol0_5f_c">(</text:span><text:span text:style-name="string_5f_c">"Mise en paralelle, elles donnent une resistance equivalente a %d omhs"</text:span><text:span text:style-name="symbol0_5f_c">,</text:span><text:span text:style-name="Touche_20_clavier"></text:span></text:p>
      <text:p text:style-name="Code"><text:span text:style-name="Touche_20_clavier"><text:tab/><text:tab/></text:span><text:span text:style-name="symbol0_5f_c">(</text:span><text:span text:style-name="keyword3_5f_c">float</text:span><text:span text:style-name="symbol0_5f_c">)</text:span><text:span text:style-name="Touche_20_clavier"> </text:span><text:span text:style-name="number_5f_c">1</text:span><text:span text:style-name="Touche_20_clavier"> </text:span><text:span text:style-name="symbol0_5f_c">/</text:span><text:span text:style-name="Touche_20_clavier"> res1 </text:span><text:span text:style-name="symbol0_5f_c">+</text:span><text:span text:style-name="Touche_20_clavier"> </text:span><text:span text:style-name="symbol0_5f_c">(</text:span><text:span text:style-name="keyword3_5f_c">float</text:span><text:span text:style-name="symbol0_5f_c">)</text:span><text:span text:style-name="Touche_20_clavier"> </text:span><text:span text:style-name="number_5f_c">1</text:span><text:span text:style-name="Touche_20_clavier"> </text:span><text:span text:style-name="symbol0_5f_c">/</text:span><text:span text:style-name="Touche_20_clavier"> res3 </text:span><text:span text:style-name="symbol0_5f_c">+</text:span><text:span text:style-name="Touche_20_clavier"> </text:span><text:span text:style-name="symbol0_5f_c">(</text:span><text:span text:style-name="keyword3_5f_c">float</text:span><text:span text:style-name="symbol0_5f_c">)</text:span><text:span text:style-name="Touche_20_clavier"> </text:span><text:span text:style-name="number_5f_c">1</text:span><text:span text:style-name="Touche_20_clavier"> </text:span><text:span text:style-name="symbol0_5f_c">/</text:span><text:span text:style-name="Touche_20_clavier"> res3</text:span><text:span text:style-name="symbol0_5f_c">);</text:span><text:span text:style-name="Touche_20_clavier"></text:span></text:p>
      <text:p text:style-name="Code"><text:span text:style-name="Touche_20_clavier"></text:span></text:p>
      <text:p text:style-name="Code"><text:span text:style-name="Touche_20_clavier"><text:tab/></text:span><text:span text:style-name="keyword0_5f_c">return</text:span><text:span text:style-name="Touche_20_clavier"> </text:span><text:span text:style-name="number_5f_c">0</text:span><text:span text:style-name="symbol0_5f_c">;</text:span><text:span text:style-name="Touche_20_clavier"></text:span></text:p>
      <text:p text:style-name="Code"><text:span text:style-name="symbol0_5f_c">}</text:span><text:span text:style-name="Touche_20_clavier"></text:span></text:p>
      <text:h text:style-name="Heading_20_2" text:outline-level="2">1.11 Calcul écrit</text:h>
      <text:p text:style-name="Code"><text:span text:style-name="comment0_5f_c">#include &lt;stdio.h&gt;</text:span></text:p>
      <text:p text:style-name="Code"></text:p>
      <text:p text:style-name="Code"><text:span text:style-name="keyword3_5f_c">int</text:span> main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float</text:span> nb1<text:span text:style-name="symbol0_5f_c">,</text:span> nb2<text:span text:style-name="symbol0_5f_c">,</text:span> nb3<text:span text:style-name="symbol0_5f_c">,</text:span> nb4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Entrez un premier nombre: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nb1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Un deuxieme nombre: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nb2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Un troisieme nombre: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nb3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Et un quatrieme nombre: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nb4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%15.2f</text:span><text:span text:style-name="escaped_5f_c">\n</text:span><text:span text:style-name="string_5f_c">"</text:span><text:span text:style-name="symbol0_5f_c">,</text:span> nb1<text:span text:style-name="symbol0_5f_c">);</text:span></text:p>
      <text:p text:style-name="Code"><text:tab/><text:span text:style-name="keyword2_5f_c">printf</text:span><text:span text:style-name="symbol0_5f_c">(</text:span><text:span text:style-name="string_5f_c">"%15.2f</text:span><text:span text:style-name="escaped_5f_c">\n</text:span><text:span text:style-name="string_5f_c">"</text:span><text:span text:style-name="symbol0_5f_c">,</text:span> nb2<text:span text:style-name="symbol0_5f_c">);</text:span></text:p>
      <text:p text:style-name="Code"><text:tab/><text:span text:style-name="keyword2_5f_c">printf</text:span><text:span text:style-name="symbol0_5f_c">(</text:span><text:span text:style-name="string_5f_c">"%15.2f</text:span><text:span text:style-name="escaped_5f_c">\n</text:span><text:span text:style-name="string_5f_c">"</text:span><text:span text:style-name="symbol0_5f_c">,</text:span> nb3<text:span text:style-name="symbol0_5f_c">);</text:span></text:p>
      <text:p text:style-name="Code"><text:tab/><text:span text:style-name="keyword2_5f_c">printf</text:span><text:span text:style-name="symbol0_5f_c">(</text:span><text:span text:style-name="string_5f_c">"+%14.2f</text:span><text:span text:style-name="escaped_5f_c">\n</text:span><text:span text:style-name="string_5f_c">"</text:span><text:span text:style-name="symbol0_5f_c">,</text:span> nb4<text:span text:style-name="symbol0_5f_c">);</text:span></text:p>
      <text:p text:style-name="Code"><text:tab/><text:span text:style-name="keyword2_5f_c">printf</text:span><text:span text:style-name="symbol0_5f_c">(</text:span><text:span text:style-name="string_5f_c">"---------------</text:span><text:span text:style-name="escaped_5f_c">\n</text:span><text:span text:style-name="string_5f_c">"</text:span><text:span text:style-name="symbol0_5f_c">);</text:span></text:p>
      <text:p text:style-name="Code"><text:soft-page-break/><text:tab/><text:span text:style-name="keyword2_5f_c">printf</text:span><text:span text:style-name="symbol0_5f_c">(</text:span><text:span text:style-name="string_5f_c">"%15.2f</text:span><text:span text:style-name="escaped_5f_c">\n</text:span><text:span text:style-name="string_5f_c">"</text:span><text:span text:style-name="symbol0_5f_c">,</text:span></text:p>
      <text:p text:style-name="Code"><text:tab/><text:tab/>nb1 <text:span text:style-name="symbol0_5f_c">+</text:span> nb2 <text:span text:style-name="symbol0_5f_c">+</text:span> nb3 <text:span text:style-name="symbol0_5f_c">+</text:span> nb4<text:span text:style-name="symbol0_5f_c">);</text:span></text:p>
      <text:p text:style-name="Code"><text:span text:style-name="symbol0_5f_c">}</text:span></text:p>
      <text:h text:style-name="Heading_20_2" text:outline-level="2">1.13 Validité d'un numéro de compte</text:h>
      <text:p text:style-name="Remarque">Remarque : j'avais tenté de faire un correcteur lors de la mauvaise saisie d'un seul chiffre du numéro de compte, mais même si celui-ci était correct (il fonctionnait avec certains numéros de comptes), il donnait également des résultats assez aléatoires car les divisions sur des nombres à virgule flottante ne sont jamais exactes.</text:p>
      <text:p text:style-name="Code"><text:span text:style-name="comment0_5f_c">#include &lt;stdio.h&gt;</text:span></text:p>
      <text:p text:style-name="Code"><text:span text:style-name="comment0_5f_c">#include &lt;math.h&gt;</text:span></text:p>
      <text:p text:style-name="Code"></text:p>
      <text:p text:style-name="Code"><text:span text:style-name="comment0_5f_c">#define DIVISEUR_COMPTE 97</text:span></text:p>
      <text:p text:style-name="Code"></text:p>
      <text:p text:style-name="Code"><text:span text:style-name="keyword3_5f_c">short</text:span> reste<text:span text:style-name="symbol0_5f_c">(</text:span><text:span text:style-name="keyword3_5f_c">double</text:span> dividente<text:span text:style-name="symbol0_5f_c">,</text:span> <text:span text:style-name="keyword3_5f_c">int</text:span> diviseur<text:span text:style-name="symbol0_5f_c">); </text:span><text:span text:style-name="comment_5f_multi_5f_c">/* Donne le reste de la division entiere de dividente sur diviseur */</text:span></text:p>
      <text:p text:style-name="Code"></text:p>
      <text:p text:style-name="Code"><text:span text:style-name="keyword3_5f_c">int</text:span> main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double</text:span> compte<text:span text:style-name="symbol0_5f_c">;</text:span></text:p>
      <text:p text:style-name="Code"><text:tab/><text:span text:style-name="keyword3_5f_c">unsigned</text:span> <text:span text:style-name="keyword3_5f_c">short</text:span> controle<text:span text:style-name="symbol0_5f_c">,</text:span> computed_controle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Entrez les dix premiers chiffres de votre numero de compte:</text:span><text:span text:style-name="escaped_5f_c">\n</text:span><text:span text:style-name="string_5f_c">"</text:span><text:span text:style-name="symbol0_5f_c">);</text:span></text:p>
      <text:p text:style-name="Code"><text:tab/>scanf<text:span text:style-name="symbol0_5f_c">(</text:span><text:span text:style-name="string_5f_c">"%lf"</text:span><text:span text:style-name="symbol0_5f_c">,</text:span> <text:span text:style-name="symbol0_5f_c">&amp;</text:span>compte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Entrez les deux derniers chiffres de votre numero de compte:</text:span><text:span text:style-name="escaped_5f_c">\n</text:span><text:span text:style-name="string_5f_c">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controle<text:span text:style-name="symbol0_5f_c">);</text:span></text:p>
      <text:p text:style-name="Code"></text:p>
      <text:p text:style-name="Code"></text:p>
      <text:p text:style-name="Code"><text:tab/><text:span text:style-name="keyword0_5f_c">if</text:span><text:span text:style-name="symbol0_5f_c">((</text:span>computed_controle <text:span text:style-name="symbol0_5f_c">=</text:span> reste<text:span text:style-name="symbol0_5f_c">(</text:span>compte<text:span text:style-name="symbol0_5f_c">,</text:span> DIVISEUR_COMPTE<text:span text:style-name="symbol0_5f_c">))</text:span> <text:span text:style-name="symbol0_5f_c">!=</text:span> controle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Compte invalide</text:span><text:span text:style-name="escaped_5f_c">\n</text:span><text:span text:style-name="string_5f_c">Peut etre est-ce %.lf-%d ?</text:span><text:span text:style-name="escaped_5f_c">\n</text:span><text:span text:style-name="string_5f_c">"</text:span><text:span text:style-name="symbol0_5f_c">,</text:span> compte<text:span text:style-name="symbol0_5f_c">,</text:span></text:p>
      <text:p text:style-name="Code"><text:tab/><text:tab/><text:tab/>computed_controle<text:span text:style-name="symbol0_5f_c">);</text:span></text:p>
      <text:p text:style-name="Code"></text:p>
      <text:p text:style-name="Code"><text:tab/><text:tab/><text:span text:style-name="comment_5f_multi_5f_c">/* correcteur(compte, controle); </text:span></text:p>
      <text:p text:style-name="Code"><text:span text:style-name="comment_5f_multi_5f_c"><text:tab/><text:tab/> * =&gt; Correcteur impossible car les divisions des doubles ne sont pas exactes</text:span></text:p>
      <text:p text:style-name="Code"><text:span text:style-name="comment_5f_multi_5f_c"><text:tab/><text:tab/> * et produit des résultats aléatoires</text:span></text:p>
      <text:p text:style-name="Code"><text:span text:style-name="comment_5f_multi_5f_c"><text:tab/><text:tab/> */</text:span> </text:p>
      <text:p text:style-name="Code"></text:p>
      <text:p text:style-name="Code"><text:tab/><text:tab/><text:span text:style-name="keyword0_5f_c">return</text:span> <text:span text:style-name="number_5f_c">1</text:span><text:span text:style-name="symbol0_5f_c">;</text:span></text:p>
      <text:p text:style-name="Code"><text:tab/><text:span text:style-name="symbol0_5f_c">}</text:span></text:p>
      <text:p text:style-name="Code"></text:p>
      <text:p text:style-name="Code"><text:tab/><text:span text:style-name="keyword2_5f_c">printf</text:span><text:span text:style-name="symbol0_5f_c">(</text:span><text:span text:style-name="string_5f_c">"Compte valide</text:span><text:span text:style-name="escaped_5f_c">\n</text:span><text:span text:style-name="string_5f_c">"</text:span><text:span text:style-name="symbol0_5f_c">);</text:span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</text:p>
      <text:p text:style-name="Code"></text:p>
      <text:p text:style-name="Code"><text:span text:style-name="keyword3_5f_c">short</text:span> reste<text:span text:style-name="symbol0_5f_c">(</text:span><text:span text:style-name="keyword3_5f_c">double</text:span> dividente<text:span text:style-name="symbol0_5f_c">,</text:span> <text:span text:style-name="keyword3_5f_c">int</text:span> diviseur<text:span text:style-name="symbol0_5f_c">)</text:span> <text:span text:style-name="comment_5f_multi_5f_c">/* Donne le reste de la division entiere de dividente sur diviseur */</text:span></text:p>
      <text:p text:style-name="Code"><text:span text:style-name="symbol0_5f_c">{</text:span></text:p>
      <text:p text:style-name="Code"><text:tab/><text:span text:style-name="keyword0_5f_c">return</text:span> <text:span text:style-name="symbol0_5f_c">(</text:span><text:span text:style-name="keyword3_5f_c">short</text:span><text:span text:style-name="symbol0_5f_c">)</text:span> <text:span text:style-name="symbol0_5f_c">(</text:span>dividente <text:span text:style-name="symbol0_5f_c">-</text:span> <text:span text:style-name="symbol0_5f_c">(</text:span><text:span text:style-name="keyword3_5f_c">int</text:span><text:span text:style-name="symbol0_5f_c">)</text:span> <text:span text:style-name="symbol0_5f_c">(</text:span>dividente <text:span text:style-name="symbol0_5f_c">/</text:span> diviseur<text:span text:style-name="symbol0_5f_c">)</text:span> <text:span text:style-name="symbol0_5f_c">*</text:span> diviseur<text:span text:style-name="symbol0_5f_c">);</text:span></text:p>
      <text:p text:style-name="Code"><text:span text:style-name="symbol0_5f_c">}</text:span></text:p>
      <text:h text:style-name="Heading_20_2" text:outline-level="2"><text:soft-page-break/>2.4 Activité suivant le temps</text:h>
      <text:h text:style-name="Heading_20_3" text:outline-level="3">2.4.a</text:h>
      <text:p text:style-name="Code"><text:span text:style-name="comment0_5f_c">#include &lt;stdio.h&gt;</text:span>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int</text:span> selection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Quel temps fait-il dehors ?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1. Ensoleille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2. Pluvieux</text:span><text:span text:style-name="escaped_5f_c">\n</text:span><text:span text:style-name="string_5f_c">"</text:span>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Votre choix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selection<text:span text:style-name="symbol0_5f_c">);</text:span></text:p>
      <text:p text:style-name="Code"></text:p>
      <text:p text:style-name="Code"><text:tab/><text:span text:style-name="keyword0_5f_c">if</text:span> <text:span text:style-name="symbol0_5f_c">(</text:span>selection <text:span text:style-name="symbol0_5f_c">==</text:span> <text:span text:style-name="number_5f_c">1</text:span>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Promenons nous dans les bois !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<text:tab/><text:span text:style-name="keyword0_5f_c">else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Allons voir le nouveau James Bond !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</text:p>
      <text:h text:style-name="Heading_20_3" text:outline-level="3">2.4.b</text:h>
      <text:p text:style-name="Code"><text:span text:style-name="comment0_5f_c">#include &lt;stdio.h&gt;</text:span>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int</text:span> selection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Quel temps fait-il dehors ?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1. Ensoleille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2. Pluvieux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3. Gris</text:span><text:span text:style-name="escaped_5f_c">\n</text:span><text:span text:style-name="string_5f_c">"</text:span>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Votre choix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selection<text:span text:style-name="symbol0_5f_c">);</text:span></text:p>
      <text:p text:style-name="Code"></text:p>
      <text:p text:style-name="Code"><text:tab/><text:span text:style-name="keyword0_5f_c">if</text:span> <text:span text:style-name="symbol0_5f_c">(</text:span>selection <text:span text:style-name="symbol0_5f_c">==</text:span> <text:span text:style-name="number_5f_c">1</text:span>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Promenons nous dans les bois !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<text:tab/><text:span text:style-name="keyword0_5f_c">else</text:span> <text:span text:style-name="keyword0_5f_c">if</text:span> <text:span text:style-name="symbol0_5f_c">(</text:span>selection <text:span text:style-name="symbol0_5f_c">==</text:span> <text:span text:style-name="number_5f_c">2</text:span>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Allons voir le nouveau James Bond !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<text:tab/><text:span text:style-name="keyword0_5f_c">else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On peut aller a la piscine couverte ?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<text:soft-page-break/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</text:p>
      <text:h text:style-name="Heading_20_3" text:outline-level="3">2.4.c</text:h>
      <text:p text:style-name="Code"><text:span text:style-name="comment0_5f_c">#include &lt;stdio.h&gt;</text:span>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int</text:span> selection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Quel temps fait-il dehors ?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1. Ensoleille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2. Pluvieux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3. Gris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4. Neige</text:span><text:span text:style-name="escaped_5f_c">\n</text:span><text:span text:style-name="string_5f_c">"</text:span>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Votre choix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selection<text:span text:style-name="symbol0_5f_c">);</text:span></text:p>
      <text:p text:style-name="Code"></text:p>
      <text:p text:style-name="Code"><text:tab/><text:span text:style-name="keyword0_5f_c">switch</text:span> <text:span text:style-name="symbol0_5f_c">(</text:span>selection<text:span text:style-name="symbol0_5f_c">)</text:span></text:p>
      <text:p text:style-name="Code"><text:tab/><text:span text:style-name="symbol0_5f_c">{</text:span></text:p>
      <text:p text:style-name="Code"><text:tab/><text:span text:style-name="keyword0_5f_c">case</text:span> <text:span text:style-name="number_5f_c">1</text:span><text:span text:style-name="symbol0_5f_c">:</text:span> </text:p>
      <text:p text:style-name="Code"><text:tab/><text:tab/><text:span text:style-name="keyword2_5f_c">printf</text:span><text:span text:style-name="symbol0_5f_c">(</text:span><text:span text:style-name="string_5f_c">"Promenons nous dans les bois !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1_5f_c">break</text:span><text:span text:style-name="symbol0_5f_c">;</text:span></text:p>
      <text:p text:style-name="Code"><text:tab/><text:span text:style-name="keyword0_5f_c">case</text:span> <text:span text:style-name="number_5f_c">2</text:span><text:span text:style-name="symbol0_5f_c">:</text:span></text:p>
      <text:p text:style-name="Code"><text:tab/><text:tab/><text:span text:style-name="keyword2_5f_c">printf</text:span><text:span text:style-name="symbol0_5f_c">(</text:span><text:span text:style-name="string_5f_c">"Allons voir le nouveau James Bond !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1_5f_c">break</text:span><text:span text:style-name="symbol0_5f_c">;</text:span></text:p>
      <text:p text:style-name="Code"><text:tab/><text:span text:style-name="keyword0_5f_c">case</text:span> <text:span text:style-name="number_5f_c">3</text:span><text:span text:style-name="symbol0_5f_c">:</text:span></text:p>
      <text:p text:style-name="Code"><text:tab/><text:tab/><text:span text:style-name="keyword2_5f_c">printf</text:span><text:span text:style-name="symbol0_5f_c">(</text:span><text:span text:style-name="string_5f_c">"On peut aller a la piscine couverte ?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1_5f_c">break</text:span><text:span text:style-name="symbol0_5f_c">;</text:span></text:p>
      <text:p text:style-name="Code"><text:tab/><text:span text:style-name="keyword0_5f_c">case</text:span> <text:span text:style-name="number_5f_c">4</text:span><text:span text:style-name="symbol0_5f_c">:</text:span></text:p>
      <text:p text:style-name="Code"><text:tab/><text:tab/><text:span text:style-name="keyword2_5f_c">printf</text:span><text:span text:style-name="symbol0_5f_c">(</text:span><text:span text:style-name="string_5f_c">"On peut sortir la luge et aller en faire sur le toit de la gare ?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1_5f_c">break</text:span><text:span text:style-name="symbol0_5f_c">;</text:span></text:p>
      <text:p text:style-name="Code"><text:tab/><text:span text:style-name="keyword0_5f_c">default</text:span><text:span text:style-name="symbol0_5f_c">:</text:span></text:p>
      <text:p text:style-name="Code"><text:tab/><text:tab/><text:span text:style-name="keyword2_5f_c">printf</text:span><text:span text:style-name="symbol0_5f_c">(</text:span><text:span text:style-name="string_5f_c">"Pourquoi ne pas en profiter pour lire la bible ?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</text:p>
      <text:h text:style-name="Heading_20_2" text:outline-level="2">2.6 Valeur absolue</text:h>
      <text:p text:style-name="Code"><text:span text:style-name="comment0_5f_c">#include &lt;stdio.h&gt;</text:span></text:p>
      <text:p text:style-name="Code"></text:p>
      <text:p text:style-name="Code"><text:span text:style-name="keyword3_5f_c">int</text:span> r_abs<text:span text:style-name="symbol0_5f_c">(</text:span><text:span text:style-name="keyword3_5f_c">int</text:span> nbre<text:span text:style-name="symbol0_5f_c">);</text:span> <text:span text:style-name="comment_5f_multi_5f_c">/* Donne la valeur absolue de nbre */</text:span>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 </text:p>
      <text:p text:style-name="Code"><text:span text:style-name="symbol0_5f_c">{</text:span></text:p>
      <text:p text:style-name="Code"><text:tab/><text:span text:style-name="keyword3_5f_c">int</text:span> nombre1<text:span text:style-name="symbol0_5f_c">,</text:span> nombre2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Entrez un premier nombre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nombre1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Entrez un deuxieme nombre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nombre2<text:span text:style-name="symbol0_5f_c">);</text:span></text:p>
      <text:p text:style-name="Code"><text:soft-page-break/></text:p>
      <text:p text:style-name="Code"><text:tab/><text:span text:style-name="keyword2_5f_c">printf</text:span><text:span text:style-name="symbol0_5f_c">(</text:span><text:span text:style-name="string_5f_c">"ABS(%d - %d) = %d</text:span><text:span text:style-name="escaped_5f_c">\n</text:span><text:span text:style-name="string_5f_c">"</text:span><text:span text:style-name="symbol0_5f_c">,</text:span></text:p>
      <text:p text:style-name="Code"><text:tab/><text:tab/>nombre1<text:span text:style-name="symbol0_5f_c">,</text:span></text:p>
      <text:p text:style-name="Code"><text:tab/><text:tab/>nombre2<text:span text:style-name="symbol0_5f_c">,</text:span></text:p>
      <text:p text:style-name="Code"><text:tab/><text:tab/>r_abs<text:span text:style-name="symbol0_5f_c">(</text:span>nombre1 <text:span text:style-name="symbol0_5f_c">-</text:span> nombre2<text:span text:style-name="symbol0_5f_c">));</text:span></text:p>
      <text:p text:style-name="Code"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</text:p>
      <text:p text:style-name="Code"></text:p>
      <text:p text:style-name="Code"><text:span text:style-name="keyword3_5f_c">int</text:span> r_abs<text:span text:style-name="symbol0_5f_c">(</text:span><text:span text:style-name="keyword3_5f_c">int</text:span> nbre<text:span text:style-name="symbol0_5f_c">)</text:span> <text:span text:style-name="comment_5f_multi_5f_c">/* Donne la valeur absolue de nbre */</text:span></text:p>
      <text:p text:style-name="Code"><text:span text:style-name="symbol0_5f_c">{</text:span></text:p>
      <text:p text:style-name="Code"><text:tab/><text:span text:style-name="keyword0_5f_c">return</text:span> <text:span text:style-name="symbol0_5f_c">(</text:span>nbre <text:span text:style-name="symbol0_5f_c">&lt;</text:span> <text:span text:style-name="number_5f_c">0</text:span><text:span text:style-name="symbol0_5f_c">)</text:span> <text:span text:style-name="symbol0_5f_c">*</text:span> <text:span text:style-name="symbol0_5f_c">-</text:span> <text:span text:style-name="number_5f_c">1</text:span> <text:span text:style-name="symbol0_5f_c">*</text:span> nbre <text:span text:style-name="symbol0_5f_c">+</text:span> <text:span text:style-name="symbol0_5f_c">(</text:span>nbre <text:span text:style-name="symbol0_5f_c">&gt;</text:span> <text:span text:style-name="number_5f_c">0</text:span><text:span text:style-name="symbol0_5f_c">)</text:span> <text:span text:style-name="symbol0_5f_c">*</text:span> nbre<text:span text:style-name="symbol0_5f_c">;</text:span></text:p>
      <text:p text:style-name="Code"><text:span text:style-name="symbol0_5f_c">}</text:span></text:p>
      <text:h text:style-name="Heading_20_2" text:outline-level="2">2.7 Équation du second degré</text:h>
      <text:p text:style-name="Code"><text:span text:style-name="comment0_5f_c">#include &lt;stdio.h&gt;</text:span></text:p>
      <text:p text:style-name="Code"><text:span text:style-name="comment0_5f_c">#include &lt;math.h&gt;</text:span>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 </text:p>
      <text:p text:style-name="Code"><text:span text:style-name="symbol0_5f_c">{</text:span></text:p>
      <text:p text:style-name="Code"><text:tab/><text:span text:style-name="keyword3_5f_c">float</text:span> a<text:span text:style-name="symbol0_5f_c">,</text:span> b <text:span text:style-name="symbol0_5f_c">,</text:span>c<text:span text:style-name="symbol0_5f_c">;</text:span></text:p>
      <text:p text:style-name="Code"><text:tab/><text:span text:style-name="keyword3_5f_c">double</text:span> delta<text:span text:style-name="symbol0_5f_c">,</text:span> delta_sqrt<text:span text:style-name="symbol0_5f_c">,</text:span> cplx1<text:span text:style-name="symbol0_5f_c">,</text:span> cplx2<text:span text:style-name="symbol0_5f_c">;</text:span></text:p>
      <text:p text:style-name="Code"><text:tab/></text:p>
      <text:p text:style-name="Code"><text:tab/><text:span text:style-name="keyword2_5f_c">printf</text:span><text:span text:style-name="symbol0_5f_c">(</text:span><text:span text:style-name="string_5f_c">"Entrez une equation du second degre (ax2 + bx + c = 0)</text:span><text:span text:style-name="escaped_5f_c">\n</text:span><text:span text:style-name="string_5f_c">"</text:span><text:span text:style-name="symbol0_5f_c">);</text:span></text:p>
      <text:p text:style-name="Code"><text:tab/></text:p>
      <text:p text:style-name="Code"><text:tab/><text:span text:style-name="keyword2_5f_c">printf</text:span><text:span text:style-name="symbol0_5f_c">(</text:span><text:span text:style-name="string_5f_c">"a =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a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b =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b<text:span text:style-name="symbol0_5f_c">);</text:span></text:p>
      <text:p text:style-name="Code"></text:p>
      <text:p text:style-name="Code"><text:tab/><text:span text:style-name="keyword2_5f_c">printf</text:span><text:span text:style-name="symbol0_5f_c">(</text:span><text:span text:style-name="string_5f_c">"c = "</text:span><text:span text:style-name="symbol0_5f_c">);</text:span></text:p>
      <text:p text:style-name="Code"><text:tab/>scanf<text:span text:style-name="symbol0_5f_c">(</text:span><text:span text:style-name="string_5f_c">"%f"</text:span><text:span text:style-name="symbol0_5f_c">,</text:span> <text:span text:style-name="symbol0_5f_c">&amp;</text:span>c<text:span text:style-name="symbol0_5f_c">);</text:span></text:p>
      <text:p text:style-name="Code"></text:p>
      <text:p text:style-name="Code"><text:tab/><text:span text:style-name="keyword0_5f_c">if</text:span> <text:span text:style-name="symbol0_5f_c">(</text:span>a <text:span text:style-name="symbol0_5f_c">==</text:span> <text:span text:style-name="number_5f_c">0</text:span><text:span text:style-name="symbol0_5f_c">)</text:span> <text:span text:style-name="comment_5f_multi_5f_c">/* Premier degre */</text:span></text:p>
      <text:p text:style-name="Code"><text:tab/><text:span text:style-name="symbol0_5f_c">{</text:span></text:p>
      <text:p text:style-name="Code"><text:tab/><text:tab/><text:span text:style-name="keyword0_5f_c">if</text:span> <text:span text:style-name="symbol0_5f_c">(</text:span>b <text:span text:style-name="symbol0_5f_c">!=</text:span> <text:span text:style-name="number_5f_c">0</text:span><text:span text:style-name="symbol0_5f_c">)</text:span></text:p>
      <text:p text:style-name="Code"><text:tab/><text:tab/><text:tab/><text:span text:style-name="keyword2_5f_c">printf</text:span><text:span text:style-name="symbol0_5f_c">(</text:span><text:span text:style-name="string_5f_c">"x = %4.2f</text:span><text:span text:style-name="escaped_5f_c">\n</text:span><text:span text:style-name="string_5f_c">"</text:span><text:span text:style-name="symbol0_5f_c">,</text:span></text:p>
      <text:p text:style-name="Code"><text:tab/><text:tab/><text:tab/><text:tab/><text:span text:style-name="symbol0_5f_c">-</text:span> c <text:span text:style-name="symbol0_5f_c">/</text:span> b<text:span text:style-name="symbol0_5f_c">);</text:span></text:p>
      <text:p text:style-name="Code"><text:tab/><text:tab/><text:span text:style-name="keyword0_5f_c">else</text:span> <text:span text:style-name="keyword0_5f_c">if</text:span> <text:span text:style-name="symbol0_5f_c">(</text:span>c <text:span text:style-name="symbol0_5f_c">==</text:span> <text:span text:style-name="number_5f_c">0</text:span><text:span text:style-name="symbol0_5f_c">)</text:span></text:p>
      <text:p text:style-name="Code"><text:tab/><text:tab/><text:tab/><text:span text:style-name="keyword2_5f_c">printf</text:span><text:span text:style-name="symbol0_5f_c">(</text:span><text:span text:style-name="string_5f_c">"Equation indeterminee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0_5f_c">else</text:span> <text:span text:style-name="comment_5f_multi_5f_c">/* C != 0 */</text:span></text:p>
      <text:p text:style-name="Code"><text:tab/><text:tab/><text:tab/><text:span text:style-name="keyword2_5f_c">printf</text:span><text:span text:style-name="symbol0_5f_c">(</text:span><text:span text:style-name="string_5f_c">"Equation impossible</text:span><text:span text:style-name="escaped_5f_c">\n</text:span><text:span text:style-name="string_5f_c">"</text:span><text:span text:style-name="symbol0_5f_c">);</text:span></text:p>
      <text:p text:style-name="Code"><text:tab/><text:span text:style-name="symbol0_5f_c">}</text:span></text:p>
      <text:p text:style-name="Code"><text:tab/><text:span text:style-name="keyword0_5f_c">else</text:span> <text:span text:style-name="comment_5f_multi_5f_c">/* Second degre */</text:span></text:p>
      <text:p text:style-name="Code"><text:tab/><text:span text:style-name="symbol0_5f_c">{</text:span></text:p>
      <text:p text:style-name="Code"><text:tab/><text:tab/>delta <text:span text:style-name="symbol0_5f_c">=</text:span> pow<text:span text:style-name="symbol0_5f_c">(</text:span>b<text:span text:style-name="symbol0_5f_c">,</text:span> <text:span text:style-name="number_5f_c">2</text:span><text:span text:style-name="symbol0_5f_c">)</text:span> <text:span text:style-name="symbol0_5f_c">-</text:span> <text:span text:style-name="number_5f_c">4</text:span> <text:span text:style-name="symbol0_5f_c">*</text:span> a <text:span text:style-name="symbol0_5f_c">*</text:span> c<text:span text:style-name="symbol0_5f_c">;</text:span></text:p>
      <text:p text:style-name="Code"></text:p>
      <text:p text:style-name="Code"><text:tab/><text:tab/><text:span text:style-name="keyword0_5f_c">if</text:span> <text:span text:style-name="symbol0_5f_c">(</text:span>delta <text:span text:style-name="symbol0_5f_c">&gt;</text:span> <text:span text:style-name="number_5f_c">0</text:span><text:span text:style-name="symbol0_5f_c">)</text:span> <text:span text:style-name="comment_5f_multi_5f_c">/* 2 inconnues */</text:span></text:p>
      <text:p text:style-name="Code"><text:tab/><text:tab/><text:span text:style-name="symbol0_5f_c">{</text:span></text:p>
      <text:p text:style-name="Code"><text:tab/><text:tab/><text:tab/>delta_sqrt <text:span text:style-name="symbol0_5f_c">=</text:span> sqrt<text:span text:style-name="symbol0_5f_c">(</text:span>delta<text:span text:style-name="symbol0_5f_c">);</text:span></text:p>
      <text:p text:style-name="Code"></text:p>
      <text:p text:style-name="Code"><text:tab/><text:tab/><text:tab/><text:span text:style-name="keyword2_5f_c">printf</text:span><text:span text:style-name="symbol0_5f_c">(</text:span><text:span text:style-name="string_5f_c">"x = %3.2f</text:span><text:span text:style-name="escaped_5f_c">\n</text:span><text:span text:style-name="string_5f_c">%9.2f</text:span><text:span text:style-name="escaped_5f_c">\n</text:span><text:span text:style-name="string_5f_c">"</text:span><text:span text:style-name="symbol0_5f_c">,</text:span></text:p>
      <text:p text:style-name="Code"><text:tab/><text:tab/><text:tab/><text:tab/><text:span text:style-name="symbol0_5f_c">(-</text:span>b <text:span text:style-name="symbol0_5f_c">+</text:span> delta_sqrt<text:span text:style-name="symbol0_5f_c">)</text:span> <text:span text:style-name="symbol0_5f_c">/</text:span> <text:span text:style-name="symbol0_5f_c">(</text:span><text:span text:style-name="number_5f_c">2</text:span> <text:span text:style-name="symbol0_5f_c">*</text:span> a<text:span text:style-name="symbol0_5f_c">),</text:span></text:p>
      <text:p text:style-name="Code"><text:tab/><text:tab/><text:tab/><text:tab/><text:span text:style-name="symbol0_5f_c">(-</text:span>b <text:span text:style-name="symbol0_5f_c">-</text:span> delta_sqrt<text:span text:style-name="symbol0_5f_c">)</text:span> <text:span text:style-name="symbol0_5f_c">/</text:span> <text:span text:style-name="symbol0_5f_c">(</text:span><text:span text:style-name="number_5f_c">2</text:span> <text:span text:style-name="symbol0_5f_c">*</text:span> a<text:span text:style-name="symbol0_5f_c">));</text:span></text:p>
      <text:p text:style-name="Code"><text:tab/><text:tab/><text:span text:style-name="symbol0_5f_c">}</text:span></text:p>
      <text:p text:style-name="Code"><text:tab/><text:tab/><text:span text:style-name="keyword0_5f_c">else</text:span> <text:span text:style-name="keyword0_5f_c">if</text:span> <text:span text:style-name="symbol0_5f_c">(</text:span>delta <text:span text:style-name="symbol0_5f_c">==</text:span> <text:span text:style-name="number_5f_c">0</text:span><text:span text:style-name="symbol0_5f_c">)</text:span> <text:span text:style-name="comment_5f_multi_5f_c">/* Une inconnue */</text:span></text:p>
      <text:p text:style-name="Code"><text:tab/><text:tab/><text:span text:style-name="symbol0_5f_c">{</text:span></text:p>
      <text:p text:style-name="Code"><text:soft-page-break/><text:tab/><text:tab/><text:tab/><text:span text:style-name="keyword2_5f_c">printf</text:span><text:span text:style-name="symbol0_5f_c">(</text:span><text:span text:style-name="string_5f_c">"x = %4.2f</text:span><text:span text:style-name="escaped_5f_c">\n</text:span><text:span text:style-name="string_5f_c">"</text:span><text:span text:style-name="symbol0_5f_c">,</text:span></text:p>
      <text:p text:style-name="Code"><text:tab/><text:tab/><text:tab/><text:tab/><text:span text:style-name="symbol0_5f_c">-</text:span> b <text:span text:style-name="symbol0_5f_c">/</text:span> <text:span text:style-name="symbol0_5f_c">(</text:span><text:span text:style-name="number_5f_c">2</text:span> <text:span text:style-name="symbol0_5f_c">*</text:span> a<text:span text:style-name="symbol0_5f_c">));</text:span></text:p>
      <text:p text:style-name="Code"><text:tab/><text:tab/><text:span text:style-name="symbol0_5f_c">}</text:span></text:p>
      <text:p text:style-name="Code"><text:tab/><text:tab/><text:span text:style-name="keyword0_5f_c">else</text:span> <text:span text:style-name="comment_5f_multi_5f_c">/* Immaginaire */</text:span></text:p>
      <text:p text:style-name="Code"><text:tab/><text:tab/><text:span text:style-name="symbol0_5f_c">{</text:span></text:p>
      <text:p text:style-name="Code"><text:tab/><text:tab/><text:tab/>delta_sqrt <text:span text:style-name="symbol0_5f_c">=</text:span> sqrt<text:span text:style-name="symbol0_5f_c">(-</text:span> delta<text:span text:style-name="symbol0_5f_c">);</text:span> <text:span text:style-name="comment_5f_multi_5f_c">/* SQRT(ABS(delta)) */</text:span></text:p>
      <text:p text:style-name="Code"></text:p>
      <text:p text:style-name="Code"><text:tab/><text:tab/><text:tab/>cplx1 <text:span text:style-name="symbol0_5f_c">=</text:span> <text:span text:style-name="symbol0_5f_c">-</text:span> b <text:span text:style-name="symbol0_5f_c">/</text:span> <text:span text:style-name="symbol0_5f_c">(</text:span><text:span text:style-name="number_5f_c">2</text:span> <text:span text:style-name="symbol0_5f_c">*</text:span> a<text:span text:style-name="symbol0_5f_c">);</text:span></text:p>
      <text:p text:style-name="Code"><text:tab/><text:tab/><text:tab/>cplx2 <text:span text:style-name="symbol0_5f_c">=</text:span> delta_sqrt <text:span text:style-name="symbol0_5f_c">/</text:span> <text:span text:style-name="symbol0_5f_c">(</text:span><text:span text:style-name="number_5f_c">2</text:span> <text:span text:style-name="symbol0_5f_c">*</text:span> a<text:span text:style-name="symbol0_5f_c">);</text:span></text:p>
      <text:p text:style-name="Code"></text:p>
      <text:p text:style-name="Code"><text:tab/><text:tab/><text:tab/><text:span text:style-name="keyword2_5f_c">printf</text:span><text:span text:style-name="symbol0_5f_c">(</text:span><text:span text:style-name="string_5f_c">"x = %3.2f + %3.2f i</text:span><text:span text:style-name="escaped_5f_c">\n</text:span><text:span text:style-name="string_5f_c">"</text:span><text:span text:style-name="symbol0_5f_c">,</text:span></text:p>
      <text:p text:style-name="Code"><text:tab/><text:tab/><text:tab/><text:tab/>cplx1<text:span text:style-name="symbol0_5f_c">,</text:span> cplx2<text:span text:style-name="symbol0_5f_c">);</text:span></text:p>
      <text:p text:style-name="Code"></text:p>
      <text:p text:style-name="Code"><text:tab/><text:tab/><text:tab/><text:span text:style-name="keyword2_5f_c">printf</text:span><text:span text:style-name="symbol0_5f_c">(</text:span><text:span text:style-name="string_5f_c">"%9.2f - %3.2f i</text:span><text:span text:style-name="escaped_5f_c">\n</text:span><text:span text:style-name="string_5f_c">"</text:span><text:span text:style-name="symbol0_5f_c">,</text:span></text:p>
      <text:p text:style-name="Code"><text:tab/><text:tab/><text:tab/><text:tab/>cplx1<text:span text:style-name="symbol0_5f_c">,</text:span> cplx2<text:span text:style-name="symbol0_5f_c">);</text:span></text:p>
      <text:p text:style-name="Code"><text:tab/><text:tab/><text:span text:style-name="symbol0_5f_c">}</text:span></text:p>
      <text:p text:style-name="Code"><text:tab/><text:span text:style-name="symbol0_5f_c">}</text:span></text:p>
      <text:p text:style-name="Code"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</text:p>
      <text:h text:style-name="Heading_20_2" text:outline-level="2">2.8 Montant de commande</text:h>
      <text:p text:style-name="Code"><text:span text:style-name="comment0_5f_c">#include &lt;stdio.h&gt;</text:span></text:p>
      <text:p text:style-name="Code"></text:p>
      <text:p text:style-name="Code"><text:span text:style-name="comment0_5f_c">#define TARIF_1 1000</text:span></text:p>
      <text:p text:style-name="Code"><text:span text:style-name="comment0_5f_c">#define TARIF_2 900</text:span></text:p>
      <text:p text:style-name="Code"><text:span text:style-name="comment0_5f_c">#define TARIF_3 800</text:span></text:p>
      <text:p text:style-name="Code"><text:span text:style-name="comment0_5f_c">#define TARIF_LIVRAISON 150</text:span>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int</text:span> nb_ordinateurs<text:span text:style-name="symbol0_5f_c">,</text:span> prix_ordinateurs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Combien d'ordinateur(s) souhaitez-vous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nb_ordinateurs<text:span text:style-name="symbol0_5f_c">);</text:span></text:p>
      <text:p text:style-name="Code"></text:p>
      <text:p text:style-name="Code"><text:tab/><text:span text:style-name="keyword0_5f_c">if</text:span> <text:span text:style-name="symbol0_5f_c">(</text:span>nb_ordinateurs <text:span text:style-name="symbol0_5f_c">&gt;</text:span> <text:span text:style-name="number_5f_c">200</text:span><text:span text:style-name="symbol0_5f_c">)</text:span> </text:p>
      <text:p text:style-name="Code"><text:tab/><text:tab/>prix_ordinateurs <text:span text:style-name="symbol0_5f_c">=</text:span> <text:span text:style-name="symbol0_5f_c">(</text:span><text:span text:style-name="number_5f_c">100</text:span> <text:span text:style-name="symbol0_5f_c">*</text:span> TARIF_1<text:span text:style-name="symbol0_5f_c">)</text:span> <text:span text:style-name="symbol0_5f_c">+</text:span> <text:span text:style-name="symbol0_5f_c">(</text:span><text:span text:style-name="number_5f_c">100</text:span> <text:span text:style-name="symbol0_5f_c">*</text:span> TARIF_2<text:span text:style-name="symbol0_5f_c">)</text:span> <text:span text:style-name="symbol0_5f_c">+</text:span> <text:span text:style-name="symbol0_5f_c">((</text:span>nb_ordinateurs <text:span text:style-name="symbol0_5f_c">-</text:span> <text:span text:style-name="number_5f_c">200</text:span><text:span text:style-name="symbol0_5f_c">)</text:span> <text:span text:style-name="symbol0_5f_c">*</text:span> TARIF_3<text:span text:style-name="symbol0_5f_c">);</text:span></text:p>
      <text:p text:style-name="Code"><text:tab/><text:span text:style-name="keyword0_5f_c">else</text:span> <text:span text:style-name="keyword0_5f_c">if</text:span> <text:span text:style-name="symbol0_5f_c">(</text:span>nb_ordinateurs <text:span text:style-name="symbol0_5f_c">&gt;</text:span> <text:span text:style-name="number_5f_c">100</text:span><text:span text:style-name="symbol0_5f_c">)</text:span></text:p>
      <text:p text:style-name="Code"><text:tab/><text:tab/>prix_ordinateurs <text:span text:style-name="symbol0_5f_c">=</text:span> <text:span text:style-name="symbol0_5f_c">(</text:span><text:span text:style-name="number_5f_c">100</text:span> <text:span text:style-name="symbol0_5f_c">*</text:span> TARIF_1<text:span text:style-name="symbol0_5f_c">)</text:span> <text:span text:style-name="symbol0_5f_c">+</text:span> <text:span text:style-name="symbol0_5f_c">((</text:span>nb_ordinateurs <text:span text:style-name="symbol0_5f_c">-</text:span> <text:span text:style-name="number_5f_c">100</text:span><text:span text:style-name="symbol0_5f_c">)</text:span> <text:span text:style-name="symbol0_5f_c">*</text:span> TARIF_2<text:span text:style-name="symbol0_5f_c">);</text:span></text:p>
      <text:p text:style-name="Code"><text:tab/><text:span text:style-name="keyword0_5f_c">else</text:span></text:p>
      <text:p text:style-name="Code"><text:tab/><text:tab/>prix_ordinateurs <text:span text:style-name="symbol0_5f_c">=</text:span> nb_ordinateurs <text:span text:style-name="symbol0_5f_c">*</text:span> TARIF_1<text:span text:style-name="symbol0_5f_c">;</text:span></text:p>
      <text:p text:style-name="Code"></text:p>
      <text:p text:style-name="Code"><text:tab/><text:span text:style-name="keyword2_5f_c">printf</text:span><text:span text:style-name="symbol0_5f_c">(</text:span><text:span text:style-name="string_5f_c">"Total pour %d ordinateur(s):</text:span><text:span text:style-name="escaped_5f_c">\n</text:span><text:span text:style-name="string_5f_c">"</text:span><text:span text:style-name="symbol0_5f_c">,</text:span></text:p>
      <text:p text:style-name="Code"><text:tab/><text:tab/>nb_ordinateurs<text:span text:style-name="symbol0_5f_c">);</text:span></text:p>
      <text:p text:style-name="Code"><text:tab/><text:span text:style-name="keyword2_5f_c">printf</text:span><text:span text:style-name="symbol0_5f_c">(</text:span><text:span text:style-name="string_5f_c">"Ordinateurs %10d euro</text:span><text:span text:style-name="escaped_5f_c">\n</text:span><text:span text:style-name="string_5f_c">"</text:span><text:span text:style-name="symbol0_5f_c">,</text:span></text:p>
      <text:p text:style-name="Code"><text:tab/><text:tab/>prix_ordinateurs<text:span text:style-name="symbol0_5f_c">);</text:span></text:p>
      <text:p text:style-name="Code"><text:tab/><text:span text:style-name="keyword2_5f_c">printf</text:span><text:span text:style-name="symbol0_5f_c">(</text:span><text:span text:style-name="string_5f_c">"Livraison %12d euro</text:span><text:span text:style-name="escaped_5f_c">\n</text:span><text:span text:style-name="string_5f_c">"</text:span><text:span text:style-name="symbol0_5f_c">,</text:span></text:p>
      <text:p text:style-name="Code"><text:tab/><text:tab/>TARIF_LIVRAISON<text:span text:style-name="symbol0_5f_c">);</text:span></text:p>
      <text:p text:style-name="Code"><text:tab/><text:span text:style-name="keyword2_5f_c">printf</text:span><text:span text:style-name="symbol0_5f_c">(</text:span><text:span text:style-name="string_5f_c">"---------------------------</text:span><text:span text:style-name="escaped_5f_c">\n</text:span><text:span text:style-name="string_5f_c">"</text:span><text:span text:style-name="symbol0_5f_c">);</text:span></text:p>
      <text:p text:style-name="Code"><text:tab/><text:span text:style-name="keyword2_5f_c">printf</text:span><text:span text:style-name="symbol0_5f_c">(</text:span><text:span text:style-name="string_5f_c">"Total %16d euro</text:span><text:span text:style-name="escaped_5f_c">\n</text:span><text:span text:style-name="string_5f_c">"</text:span><text:span text:style-name="symbol0_5f_c">,</text:span></text:p>
      <text:p text:style-name="Code"><text:tab/><text:tab/>prix_ordinateurs <text:span text:style-name="symbol0_5f_c">+</text:span> TARIF_LIVRAISON<text:span text:style-name="symbol0_5f_c">);</text:span></text:p>
      <text:p text:style-name="Code"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</text:p>
      <text:h text:style-name="Heading_20_2" text:outline-level="2"><text:soft-page-break/>2.13 Âge de l'utilisateur</text:h>
      <text:p text:style-name="Code"><text:span text:style-name="comment0_5f_c">#include &lt;stdio.h&gt;</text:span></text:p>
      <text:p text:style-name="Code"><text:span text:style-name="comment0_5f_c">#include &lt;time.h&gt;</text:span></text:p>
      <text:p text:style-name="Code"></text:p>
      <text:p text:style-name="Code"><text:span text:style-name="keyword3_5f_c">int</text:span> main <text:span text:style-name="symbol0_5f_c">(</text:span><text:span text:style-name="keyword3_5f_c">void</text:span><text:span text:style-name="symbol0_5f_c">)</text:span></text:p>
      <text:p text:style-name="Code"><text:span text:style-name="symbol0_5f_c">{</text:span></text:p>
      <text:p text:style-name="Code"><text:tab/><text:span text:style-name="keyword3_5f_c">char</text:span> jour<text:span text:style-name="symbol0_5f_c">,</text:span> mois<text:span text:style-name="symbol0_5f_c">,</text:span> curr_mois<text:span text:style-name="symbol0_5f_c">;</text:span></text:p>
      <text:p text:style-name="Code"><text:tab/><text:span text:style-name="keyword3_5f_c">int</text:span> annee<text:span text:style-name="symbol0_5f_c">,</text:span> curr_annee<text:span text:style-name="symbol0_5f_c">,</text:span> total_jours<text:span text:style-name="symbol0_5f_c">;</text:span></text:p>
      <text:p text:style-name="Code"></text:p>
      <text:p text:style-name="Code"><text:tab/>time_t unix_timestamp<text:span text:style-name="symbol0_5f_c">;</text:span></text:p>
      <text:p text:style-name="Code"><text:tab/><text:span text:style-name="keyword3_5f_c">struct</text:span> tm curr_date<text:span text:style-name="symbol0_5f_c">;</text:span></text:p>
      <text:p text:style-name="Code"><text:tab/></text:p>
      <text:p text:style-name="Code"><text:tab/><text:span text:style-name="comment_5f_multi_5f_c">/* Demande la date de naissance */</text:span></text:p>
      <text:p text:style-name="Code"></text:p>
      <text:p text:style-name="Code"><text:tab/><text:span text:style-name="comment_5f_multi_5f_c">/* Annee */</text:span></text:p>
      <text:p text:style-name="Code"><text:tab/><text:span text:style-name="keyword2_5f_c">printf</text:span><text:span text:style-name="symbol0_5f_c">(</text:span><text:span text:style-name="string_5f_c">"Annee de votre naissance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annee<text:span text:style-name="symbol0_5f_c">);</text:span></text:p>
      <text:p text:style-name="Code"><text:tab/></text:p>
      <text:p text:style-name="Code"><text:tab/><text:span text:style-name="keyword0_5f_c">if</text:span> <text:span text:style-name="symbol0_5f_c">(</text:span>annee <text:span text:style-name="symbol0_5f_c">==</text:span> <text:span text:style-name="number_5f_c">0</text:span>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Il n'y a pas d'an 0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0_5f_c">return</text:span> <text:span text:style-name="number_5f_c">1</text:span><text:span text:style-name="symbol0_5f_c">;</text:span></text:p>
      <text:p text:style-name="Code"><text:tab/><text:span text:style-name="symbol0_5f_c">}</text:span></text:p>
      <text:p text:style-name="Code"></text:p>
      <text:p text:style-name="Code"><text:tab/><text:span text:style-name="comment_5f_multi_5f_c">/* Mois */</text:span></text:p>
      <text:p text:style-name="Code"><text:tab/><text:span text:style-name="keyword2_5f_c">printf</text:span><text:span text:style-name="symbol0_5f_c">(</text:span><text:span text:style-name="string_5f_c">"Mois de votre naissance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mois<text:span text:style-name="symbol0_5f_c">);</text:span></text:p>
      <text:p text:style-name="Code"></text:p>
      <text:p text:style-name="Code"><text:tab/><text:span text:style-name="keyword0_5f_c">if</text:span> <text:span text:style-name="symbol0_5f_c">(</text:span>mois <text:span text:style-name="symbol0_5f_c">&lt;</text:span> <text:span text:style-name="number_5f_c">1</text:span> <text:span text:style-name="symbol0_5f_c">||</text:span> mois <text:span text:style-name="symbol0_5f_c">&gt;</text:span> <text:span text:style-name="number_5f_c">12</text:span>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Le mois dois avoir une valeur entre 1 et 12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0_5f_c">return</text:span> <text:span text:style-name="number_5f_c">1</text:span><text:span text:style-name="symbol0_5f_c">;</text:span></text:p>
      <text:p text:style-name="Code"><text:tab/><text:span text:style-name="symbol0_5f_c">}</text:span></text:p>
      <text:p text:style-name="Code"></text:p>
      <text:p text:style-name="Code"><text:tab/><text:span text:style-name="comment_5f_multi_5f_c">/* Jour */</text:span></text:p>
      <text:p text:style-name="Code"><text:tab/><text:span text:style-name="keyword2_5f_c">printf</text:span><text:span text:style-name="symbol0_5f_c">(</text:span><text:span text:style-name="string_5f_c">"Jour de votre naissance: "</text:span><text:span text:style-name="symbol0_5f_c">);</text:span></text:p>
      <text:p text:style-name="Code"><text:tab/>scanf<text:span text:style-name="symbol0_5f_c">(</text:span><text:span text:style-name="string_5f_c">"%d"</text:span><text:span text:style-name="symbol0_5f_c">,</text:span> <text:span text:style-name="symbol0_5f_c">&amp;</text:span>jour<text:span text:style-name="symbol0_5f_c">);</text:span></text:p>
      <text:p text:style-name="Code"></text:p>
      <text:p text:style-name="Code"><text:tab/><text:span text:style-name="keyword0_5f_c">if</text:span> <text:span text:style-name="symbol0_5f_c">(</text:span>jour <text:span text:style-name="symbol0_5f_c">&lt;</text:span> <text:span text:style-name="number_5f_c">1</text:span><text:span text:style-name="symbol0_5f_c">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Le jour doit etre supperieur ou egal a 1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0_5f_c">return</text:span> <text:span text:style-name="number_5f_c">1</text:span><text:span text:style-name="symbol0_5f_c">;</text:span></text:p>
      <text:p text:style-name="Code"><text:tab/><text:span text:style-name="symbol0_5f_c">}</text:span></text:p>
      <text:p text:style-name="Code"><text:tab/><text:span text:style-name="comment_5f_multi_5f_c">/* else */</text:span> <text:span text:style-name="comment_5f_multi_5f_c">/* else inutile */</text:span></text:p>
      <text:p text:style-name="Code"><text:tab/><text:span text:style-name="keyword0_5f_c">if</text:span> <text:span text:style-name="symbol0_5f_c">((</text:span>mois <text:span text:style-name="symbol0_5f_c">==</text:span> <text:span text:style-name="number_5f_c">2</text:span> <text:span text:style-name="symbol0_5f_c">&amp;&amp;</text:span> jour <text:span text:style-name="symbol0_5f_c">&gt;</text:span> <text:span text:style-name="number_5f_c">28</text:span></text:p>
      <text:p text:style-name="Code"><text:tab/><text:tab/><text:span text:style-name="symbol0_5f_c">&amp;&amp;</text:span> <text:span text:style-name="symbol0_5f_c">(</text:span>jour <text:span text:style-name="symbol0_5f_c">&gt;</text:span> <text:span text:style-name="number_5f_c">29</text:span> <text:s/><text:span text:style-name="comment_5f_multi_5f_c">/* En fevrier, plus de 29 jours ou annee non bissextile et 29 jours */</text:span> </text:p>
      <text:p text:style-name="Code"><text:tab/><text:tab/> <text:s text:c="4"/><text:span text:style-name="symbol0_5f_c">||</text:span> <text:span text:style-name="symbol0_5f_c">!(</text:span>annee <text:span text:style-name="symbol0_5f_c">%</text:span> <text:span text:style-name="number_5f_c">4</text:span> <text:span text:style-name="symbol0_5f_c">==</text:span> <text:span text:style-name="number_5f_c">0</text:span> <text:span text:style-name="symbol0_5f_c">&amp;&amp;</text:span> <text:span text:style-name="symbol0_5f_c">(</text:span>annee <text:span text:style-name="symbol0_5f_c">%</text:span> <text:span text:style-name="number_5f_c">100</text:span> <text:span text:style-name="symbol0_5f_c">!=</text:span> <text:span text:style-name="number_5f_c">0</text:span> <text:span text:style-name="symbol0_5f_c">||</text:span> annee <text:span text:style-name="symbol0_5f_c">%</text:span> <text:span text:style-name="number_5f_c">400</text:span> <text:span text:style-name="symbol0_5f_c">==</text:span> <text:span text:style-name="number_5f_c">0</text:span><text:span text:style-name="symbol0_5f_c">))))</text:span></text:p>
      <text:p text:style-name="Code"><text:tab/><text:tab/><text:span text:style-name="symbol0_5f_c">||</text:span> <text:span text:style-name="symbol0_5f_c">(</text:span>jour <text:span text:style-name="symbol0_5f_c">&gt;</text:span> <text:span text:style-name="number_5f_c">31</text:span> <text:span text:style-name="symbol0_5f_c">||</text:span> <text:span text:style-name="symbol0_5f_c">(</text:span>jour <text:span text:style-name="symbol0_5f_c">&gt;</text:span> <text:span text:style-name="number_5f_c">30</text:span> <text:span text:style-name="comment_5f_multi_5f_c">/* Plus de 31 jours ou 31 jours dans un mois de 30 */</text:span></text:p>
      <text:p text:style-name="Code"><text:tab/><text:tab/> <text:s text:c="17"/><text:span text:style-name="symbol0_5f_c">&amp;&amp;</text:span> <text:span text:style-name="symbol0_5f_c">!((</text:span>mois <text:span text:style-name="symbol0_5f_c">&lt;=</text:span> <text:span text:style-name="number_5f_c">7</text:span> <text:span text:style-name="symbol0_5f_c">&amp;&amp;</text:span> mois <text:span text:style-name="symbol0_5f_c">%</text:span> <text:span text:style-name="number_5f_c">2</text:span> <text:span text:style-name="symbol0_5f_c">==</text:span> <text:span text:style-name="number_5f_c">1</text:span><text:span text:style-name="symbol0_5f_c">)</text:span> <text:span text:style-name="symbol0_5f_c">||</text:span> <text:span text:style-name="symbol0_5f_c">(</text:span>mois <text:span text:style-name="symbol0_5f_c">&gt;=</text:span> <text:span text:style-name="number_5f_c">8</text:span> <text:span text:style-name="symbol0_5f_c">&amp;&amp;</text:span> mois <text:span text:style-name="symbol0_5f_c">%</text:span> <text:span text:style-name="number_5f_c">2</text:span> <text:span text:style-name="symbol0_5f_c">==</text:span> <text:span text:style-name="number_5f_c">0</text:span><text:span text:style-name="symbol0_5f_c">)))))</text:span></text:p>
      <text:p text:style-name="Code"><text:tab/><text:span text:style-name="symbol0_5f_c">{</text:span></text:p>
      <text:p text:style-name="Code"><text:tab/><text:tab/><text:span text:style-name="keyword2_5f_c">printf</text:span><text:span text:style-name="symbol0_5f_c">(</text:span><text:span text:style-name="string_5f_c">"Il y a trop jours pour ce mois</text:span><text:span text:style-name="escaped_5f_c">\n</text:span><text:span text:style-name="string_5f_c">"</text:span><text:span text:style-name="symbol0_5f_c">);</text:span></text:p>
      <text:p text:style-name="Code"><text:tab/><text:tab/><text:span text:style-name="keyword0_5f_c">return</text:span> <text:span text:style-name="number_5f_c">1</text:span><text:span text:style-name="symbol0_5f_c">;</text:span></text:p>
      <text:p text:style-name="Code"><text:tab/><text:span text:style-name="symbol0_5f_c">}</text:span></text:p>
      <text:p text:style-name="Code"></text:p>
      <text:p text:style-name="Code"><text:soft-page-break/><text:tab/><text:span text:style-name="comment_5f_multi_5f_c">/* Obtient la date du jour */</text:span></text:p>
      <text:p text:style-name="Code"><text:tab/>time<text:span text:style-name="symbol0_5f_c">(&amp;</text:span>unix_timestamp<text:span text:style-name="symbol0_5f_c">);</text:span></text:p>
      <text:p text:style-name="Code"><text:tab/>curr_date <text:span text:style-name="symbol0_5f_c">=</text:span> <text:span text:style-name="symbol0_5f_c">*</text:span>localtime<text:span text:style-name="symbol0_5f_c">(&amp;</text:span>unix_timestamp<text:span text:style-name="symbol0_5f_c">);</text:span></text:p>
      <text:p text:style-name="Code"></text:p>
      <text:p text:style-name="Code"><text:tab/>curr_annee <text:span text:style-name="symbol0_5f_c">=</text:span> <text:span text:style-name="number_5f_c">1900</text:span> <text:span text:style-name="symbol0_5f_c">+</text:span> curr_date.<text:span text:style-name="member0_5f_c">tm_year</text:span><text:span text:style-name="symbol0_5f_c">;</text:span> <text:span text:style-name="comment_5f_multi_5f_c">/* Indique le nombre d'annees depuis 1900 */</text:span></text:p>
      <text:p text:style-name="Code"></text:p>
      <text:p text:style-name="Code"><text:tab/><text:span text:style-name="comment_5f_multi_5f_c">/* Numero du jour dans cette annee */</text:span></text:p>
      <text:p text:style-name="Code"><text:tab/>total_jours <text:span text:style-name="symbol0_5f_c">=</text:span> curr_date.<text:span text:style-name="member0_5f_c">tm_yday</text:span> <text:span text:style-name="symbol0_5f_c">+</text:span> <text:span text:style-name="number_5f_c">1</text:span><text:span text:style-name="symbol0_5f_c">;</text:span> <text:span text:style-name="comment_5f_multi_5f_c">/* + 1 car commence à 0 */</text:span></text:p>
      <text:p text:style-name="Code"></text:p>
      <text:p text:style-name="Code"><text:tab/><text:span text:style-name="comment_5f_multi_5f_c">/* Trouve le mois et le jour du mois a partir du nombre total de jours */</text:span></text:p>
      <text:p text:style-name="Code"><text:tab/><text:span text:style-name="keyword0_5f_c">for</text:span> <text:span text:style-name="symbol0_5f_c">(</text:span>curr_mois <text:span text:style-name="symbol0_5f_c">=</text:span> <text:span text:style-name="number_5f_c">1</text:span><text:span text:style-name="symbol0_5f_c">;</text:span> total_jours <text:span text:style-name="symbol0_5f_c">&gt;</text:span> <text:span text:style-name="number_5f_c">0</text:span><text:span text:style-name="symbol0_5f_c">;</text:span> curr_mois<text:span text:style-name="symbol0_5f_c">++)</text:span></text:p>
      <text:p text:style-name="Code"><text:tab/><text:span text:style-name="symbol0_5f_c">{</text:span></text:p>
      <text:p text:style-name="Code"><text:tab/><text:tab/><text:span text:style-name="keyword0_5f_c">if</text:span> <text:span text:style-name="symbol0_5f_c">(</text:span>curr_mois <text:span text:style-name="symbol0_5f_c">==</text:span> <text:span text:style-name="number_5f_c">2</text:span><text:span text:style-name="symbol0_5f_c">)</text:span></text:p>
      <text:p text:style-name="Code"><text:tab/><text:tab/><text:span text:style-name="symbol0_5f_c">{</text:span> <text:span text:style-name="comment_5f_multi_5f_c">/* Février */</text:span></text:p>
      <text:p text:style-name="Code"><text:tab/><text:tab/><text:tab/><text:span text:style-name="keyword0_5f_c">if</text:span> <text:span text:style-name="symbol0_5f_c">(</text:span>curr_annee <text:span text:style-name="symbol0_5f_c">%</text:span> <text:span text:style-name="number_5f_c">4</text:span> <text:span text:style-name="symbol0_5f_c">==</text:span> <text:span text:style-name="number_5f_c">0</text:span> <text:span text:style-name="symbol0_5f_c">&amp;&amp;</text:span> <text:span text:style-name="symbol0_5f_c">(</text:span>curr_annee <text:span text:style-name="symbol0_5f_c">%</text:span> <text:span text:style-name="number_5f_c">100</text:span> <text:span text:style-name="symbol0_5f_c">!=</text:span> <text:span text:style-name="number_5f_c">0</text:span> <text:span text:style-name="symbol0_5f_c">||</text:span> curr_annee <text:span text:style-name="symbol0_5f_c">%</text:span> <text:span text:style-name="number_5f_c">400</text:span> <text:span text:style-name="symbol0_5f_c">==</text:span> <text:span text:style-name="number_5f_c">0</text:span><text:span text:style-name="symbol0_5f_c">))</text:span> <text:span text:style-name="comment_5f_multi_5f_c">/* Annee bissextile */</text:span></text:p>
      <text:p text:style-name="Code"><text:tab/><text:tab/><text:tab/><text:span text:style-name="symbol0_5f_c">{</text:span></text:p>
      <text:p text:style-name="Code"><text:tab/><text:tab/><text:tab/><text:tab/><text:span text:style-name="keyword0_5f_c">if</text:span> <text:span text:style-name="symbol0_5f_c">(</text:span>total_jours <text:span text:style-name="symbol0_5f_c">&gt;</text:span> <text:span text:style-name="number_5f_c">29</text:span><text:span text:style-name="symbol0_5f_c">)</text:span></text:p>
      <text:p text:style-name="Code"><text:tab/><text:tab/><text:tab/><text:tab/><text:tab/>total_jours <text:span text:style-name="symbol0_5f_c">-=</text:span> <text:span text:style-name="number_5f_c">29</text:span><text:span text:style-name="symbol0_5f_c">;</text:span></text:p>
      <text:p text:style-name="Code"><text:tab/><text:tab/><text:tab/><text:tab/><text:span text:style-name="keyword0_5f_c">else</text:span> <text:span text:style-name="comment_5f_multi_5f_c">/* Bon mois */</text:span></text:p>
      <text:p text:style-name="Code"><text:tab/><text:tab/><text:tab/><text:tab/><text:tab/><text:span text:style-name="keyword1_5f_c">break</text:span><text:span text:style-name="symbol0_5f_c">;</text:span></text:p>
      <text:p text:style-name="Code"><text:tab/><text:tab/><text:tab/><text:span text:style-name="symbol0_5f_c">}</text:span></text:p>
      <text:p text:style-name="Code"><text:tab/><text:tab/><text:tab/><text:span text:style-name="keyword0_5f_c">else</text:span></text:p>
      <text:p text:style-name="Code"><text:tab/><text:tab/><text:tab/><text:span text:style-name="symbol0_5f_c">{</text:span></text:p>
      <text:p text:style-name="Code"><text:tab/><text:tab/><text:tab/><text:tab/><text:span text:style-name="keyword0_5f_c">if</text:span> <text:span text:style-name="symbol0_5f_c">(</text:span>total_jours <text:span text:style-name="symbol0_5f_c">&gt;</text:span> <text:span text:style-name="number_5f_c">28</text:span><text:span text:style-name="symbol0_5f_c">)</text:span></text:p>
      <text:p text:style-name="Code"><text:tab/><text:tab/><text:tab/><text:tab/><text:tab/>total_jours <text:span text:style-name="symbol0_5f_c">-=</text:span> <text:span text:style-name="number_5f_c">28</text:span><text:span text:style-name="symbol0_5f_c">;</text:span></text:p>
      <text:p text:style-name="Code"><text:tab/><text:tab/><text:tab/><text:tab/><text:span text:style-name="keyword0_5f_c">else</text:span> <text:span text:style-name="comment_5f_multi_5f_c">/* Bon mois */</text:span></text:p>
      <text:p text:style-name="Code"><text:tab/><text:tab/><text:tab/><text:tab/><text:tab/><text:span text:style-name="keyword1_5f_c">break</text:span><text:span text:style-name="symbol0_5f_c">;</text:span></text:p>
      <text:p text:style-name="Code"><text:tab/><text:tab/><text:tab/><text:span text:style-name="symbol0_5f_c">}</text:span><text:tab/><text:tab/><text:tab/></text:p>
      <text:p text:style-name="Code"><text:tab/><text:tab/><text:span text:style-name="symbol0_5f_c">}</text:span></text:p>
      <text:p text:style-name="Code"><text:tab/><text:tab/><text:span text:style-name="keyword0_5f_c">else</text:span> <text:span text:style-name="keyword0_5f_c">if</text:span> <text:span text:style-name="symbol0_5f_c">((</text:span>curr_mois <text:span text:style-name="symbol0_5f_c">&lt;=</text:span> <text:span text:style-name="number_5f_c">7</text:span> <text:span text:style-name="symbol0_5f_c">&amp;&amp;</text:span> curr_mois <text:span text:style-name="symbol0_5f_c">%</text:span> <text:span text:style-name="number_5f_c">2</text:span> <text:span text:style-name="symbol0_5f_c">==</text:span> <text:span text:style-name="number_5f_c">1</text:span><text:span text:style-name="symbol0_5f_c">)</text:span> <text:span text:style-name="symbol0_5f_c">||</text:span> <text:span text:style-name="symbol0_5f_c">(</text:span>curr_mois <text:span text:style-name="symbol0_5f_c">&gt;=</text:span> <text:span text:style-name="number_5f_c">8</text:span> <text:span text:style-name="symbol0_5f_c">&amp;&amp;</text:span> curr_mois <text:span text:style-name="symbol0_5f_c">%</text:span> <text:span text:style-name="number_5f_c">2</text:span> <text:span text:style-name="symbol0_5f_c">==</text:span> <text:span text:style-name="number_5f_c">0</text:span><text:span text:style-name="symbol0_5f_c">))</text:span></text:p>
      <text:p text:style-name="Code"><text:tab/><text:tab/><text:span text:style-name="symbol0_5f_c">{</text:span> <text:span text:style-name="comment_5f_multi_5f_c">/* Mois de 31 jours */</text:span></text:p>
      <text:p text:style-name="Code"><text:tab/><text:tab/><text:tab/><text:span text:style-name="keyword0_5f_c">if</text:span> <text:span text:style-name="symbol0_5f_c">(</text:span>total_jours <text:span text:style-name="symbol0_5f_c">&gt;</text:span> <text:span text:style-name="number_5f_c">31</text:span><text:span text:style-name="symbol0_5f_c">)</text:span></text:p>
      <text:p text:style-name="Code"><text:tab/><text:tab/><text:tab/><text:tab/>total_jours <text:span text:style-name="symbol0_5f_c">-=</text:span> <text:span text:style-name="number_5f_c">31</text:span><text:span text:style-name="symbol0_5f_c">;</text:span></text:p>
      <text:p text:style-name="Code"><text:tab/><text:tab/><text:tab/><text:span text:style-name="keyword0_5f_c">else</text:span> <text:span text:style-name="comment_5f_multi_5f_c">/* Bon mois */</text:span></text:p>
      <text:p text:style-name="Code"><text:tab/><text:tab/><text:tab/><text:tab/><text:span text:style-name="keyword1_5f_c">break</text:span><text:span text:style-name="symbol0_5f_c">;</text:span></text:p>
      <text:p text:style-name="Code"><text:tab/><text:tab/><text:span text:style-name="symbol0_5f_c">}</text:span></text:p>
      <text:p text:style-name="Code"><text:tab/><text:tab/><text:span text:style-name="keyword0_5f_c">else</text:span> <text:span text:style-name="comment_5f_multi_5f_c">/* Mois de 30 jours */</text:span></text:p>
      <text:p text:style-name="Code"><text:tab/><text:tab/><text:span text:style-name="symbol0_5f_c">{</text:span></text:p>
      <text:p text:style-name="Code"><text:tab/><text:tab/><text:tab/><text:span text:style-name="keyword0_5f_c">if</text:span> <text:span text:style-name="symbol0_5f_c">(</text:span>total_jours <text:span text:style-name="symbol0_5f_c">&gt;</text:span> <text:span text:style-name="number_5f_c">30</text:span><text:span text:style-name="symbol0_5f_c">)</text:span></text:p>
      <text:p text:style-name="Code"><text:tab/><text:tab/><text:tab/><text:tab/>total_jours <text:span text:style-name="symbol0_5f_c">-=</text:span> <text:span text:style-name="number_5f_c">30</text:span><text:span text:style-name="symbol0_5f_c">;</text:span></text:p>
      <text:p text:style-name="Code"><text:tab/><text:tab/><text:tab/><text:span text:style-name="keyword0_5f_c">else</text:span> <text:span text:style-name="comment_5f_multi_5f_c">/* Bon mois */</text:span></text:p>
      <text:p text:style-name="Code"><text:tab/><text:tab/><text:tab/><text:tab/><text:span text:style-name="keyword1_5f_c">break</text:span><text:span text:style-name="symbol0_5f_c">;</text:span></text:p>
      <text:p text:style-name="Code"><text:tab/><text:tab/><text:span text:style-name="symbol0_5f_c">}</text:span></text:p>
      <text:p text:style-name="Code"><text:tab/><text:span text:style-name="symbol0_5f_c">}</text:span></text:p>
      <text:p text:style-name="Code"></text:p>
      <text:p text:style-name="Code"><text:tab/><text:span text:style-name="keyword2_5f_c">printf</text:span><text:span text:style-name="symbol0_5f_c">(</text:span><text:span text:style-name="string_5f_c">"Tu es ne il y a %d jour(s), %d mois et %d annee(s)</text:span><text:span text:style-name="escaped_5f_c">\n</text:span><text:span text:style-name="string_5f_c">"</text:span><text:span text:style-name="symbol0_5f_c">,</text:span></text:p>
      <text:p text:style-name="Code"><text:tab/><text:tab/>total_jours <text:span text:style-name="symbol0_5f_c">-</text:span> jour<text:span text:style-name="symbol0_5f_c">,</text:span></text:p>
      <text:p text:style-name="Code"><text:tab/><text:tab/>curr_mois <text:span text:style-name="symbol0_5f_c">-</text:span> mois<text:span text:style-name="symbol0_5f_c">,</text:span></text:p>
      <text:p text:style-name="Code"><text:tab/><text:tab/>curr_annee <text:span text:style-name="symbol0_5f_c">-</text:span> annee<text:span text:style-name="symbol0_5f_c">);</text:span></text:p>
      <text:p text:style-name="Code"></text:p>
      <text:p text:style-name="Code"><text:tab/><text:span text:style-name="keyword0_5f_c">return</text:span> <text:span text:style-name="number_5f_c">0</text:span><text:span text:style-name="symbol0_5f_c">;</text:span></text:p>
      <text:p text:style-name="Code"><text:span text:style-name="symbol0_5f_c">}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Nimbus Mono L1" svg:font-family="'Nimbus Mono L'" style:font-adornments="Gras" style:font-family-generic="modern" style:font-pitch="fixed"/>
    <style:font-face style:name="Nimbus Mono L" svg:font-family="'Nimbus Mono L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Nimbus Sans L" svg:font-family="'Nimbus Sans L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size="10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Drawing" style:master-page-name="">
      <style:paragraph-properties fo:margin-left="0.499cm" fo:margin-right="0cm" fo:margin-top="0cm" fo:margin-bottom="0cm" fo:line-height="100%" fo:text-indent="0cm" style:auto-text-indent="false" style:page-number="auto" fo:background-color="#e6e6e6" fo:padding="0.049cm" fo:border="0.002cm solid #999999" style:shadow="none">
        <style:background-image/>
      </style:paragraph-properties>
      <style:text-properties style:font-name="Nimbus Mono L" fo:font-size="10pt" fo:language="zxx" fo:country="none" fo:font-style="normal" style:font-weight-asian="normal"/>
    </style:style>
    <style:style style:name="Drawing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color="#4c4c4c" fo:font-size="9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emarque" style:family="paragraph" style:parent-style-name="Text_20_body" style:master-page-name="">
      <style:paragraph-properties fo:margin-left="0.499cm" fo:margin-right="0.499cm" fo:text-indent="0cm" style:auto-text-indent="false" style:page-number="auto" fo:background-color="#ffff99" fo:padding="0.049cm" fo:border="0.002cm solid #808000" style:shadow="#c0c0c0 0.049cm 0.049cm">
        <style:background-image/>
      </style:paragraph-properties>
      <style:text-properties fo:font-size="8pt" fo:font-style="italic"/>
    </style:style>
    <style:style style:name="Nombre_20_de_20_pages" style:display-name="Nombre de pages" style:family="text">
      <style:text-properties fo:color="#333333" style:font-name="Nimbus Mono L1" fo:font-weight="bold" fo:background-color="transparent"/>
    </style:style>
    <style:style style:name="Page_20_Number" style:display-name="Page Number" style:family="text"/>
    <style:style style:name="Commande" style:family="text">
      <style:text-properties style:font-name="Nimbus Mono L"/>
    </style:style>
    <style:style style:name="number_5f_bash" style:display-name="number_bash" style:family="text"/>
    <style:style style:name="number_5f_basic4gl" style:display-name="number_basic4gl" style:family="text">
      <style:text-properties fo:color="#000080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ouche_20_clavier" style:display-name="Touche clavier" style:family="text">
      <style:text-properties fo:font-size="10pt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comment0_5f_c" style:display-name="comment0_c" style:family="text">
      <style:text-properties fo:color="#339933" fo:font-style="normal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comment_5f_multi_5f_c" style:display-name="comment_multi_c" style:family="text">
      <style:text-properties fo:color="#808080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T2" style:family="text">
      <style:text-properties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initial-creator>Raphael Javaux</text:initial-creator> (groupe <text:user-defined text:name="Groupe">2104</text:user-defined>)<text:tab/><text:user-defined text:name="Classe">Première info. gestion</text:user-defined><text:tab/><text:user-defined text:name="Année scolaire">2009-2010</text:user-defined><text:tab/><text:tab/></text:p>
      </style:header>
      <style:footer>
        <text:p text:style-name="Footer"><text:title>Dossier préparatoire 1</text:title><text:tab/><text:tab/><text:span text:style-name="Nombre_20_de_20_pages"><text:page-number text:select-page="current">8</text:page-number></text:span><text:span text:style-name="Nombre_20_de_20_pages"><text:span text:style-name="MT2">|</text:span></text:span><text:span text:style-name="Nombre_20_de_20_pages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el Javaux</meta:initial-creator>
    <meta:creation-date>2009-09-30T15:29:17</meta:creation-date>
    <meta:editing-cycles>14</meta:editing-cycles>
    <meta:editing-duration>PT04H28M43S</meta:editing-duration>
    <dc:title>Dossier préparatoire 1</dc:title>
    <dc:date>2009-10-25T11:48:27</dc:date>
    <meta:generator>OpenOffice.org/3.1$Unix OpenOffice.org_project/310m19$Build-9420</meta:generator>
    <meta:print-date>2009-10-25T11:46:45</meta:print-date>
    <meta:document-statistic meta:table-count="0" meta:image-count="0" meta:object-count="0" meta:page-count="8" meta:paragraph-count="419" meta:word-count="1385" meta:character-count="9025"/>
    <meta:user-defined meta:name="Année scolaire">2009-2010</meta:user-defined>
    <meta:user-defined meta:name="Auteur">Raphael Javaux</meta:user-defined>
    <meta:user-defined meta:name="Classe">Première info. gestion</meta:user-defined>
    <meta:user-defined meta:name="Cours">Logique et langage C</meta:user-defined>
    <meta:user-defined meta:name="Ecole">Haute Ecole de la Province de Liege</meta:user-defined>
    <meta:user-defined meta:name="Groupe">2104</meta:user-defined>
    <meta:user-defined meta:name="Professeur">Anne Leonard</meta:user-defined>
  </office:meta>
</office:document-meta>
</file>